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2BC7A2FE2190471C.jpg" manifest:media-type="image/jpeg"/>
  <manifest:file-entry manifest:full-path="Pictures/100000000000028C0000020AD7A5E73F6D7D2A8B.jpg" manifest:media-type="image/jpeg"/>
  <manifest:file-entry manifest:full-path="Pictures/10000000000001DA000001DA35B96F293F1EE57F.jpg" manifest:media-type="image/jpeg"/>
  <manifest:file-entry manifest:full-path="Pictures/10000000000001F4000001512210C9480DF6C1B6.jpg" manifest:media-type="image/jpeg"/>
  <manifest:file-entry manifest:full-path="Pictures/100000000000012C0000012CC4FCA5AEC1D34C42.png" manifest:media-type="image/png"/>
  <manifest:file-entry manifest:full-path="Pictures/10000000000000F00000014D81A41EC44433A01E.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reeMono3" svg:font-family="FreeMono" style:font-adornments="标准" style:font-family-generic="modern" style:font-pitch="fixed"/>
    <style:font-face style:name="Noto Mono1" svg:font-family="'Noto Mono'" style:font-family-generic="modern" style:font-pitch="fixed"/>
    <style:font-face style:name="Noto Mono5" svg:font-family="'Noto Mono'" style:font-adornments="标准" style:font-family-generic="modern" style:font-pitch="fixed"/>
    <style:font-face style:name="FreeMono2" svg:font-family="FreeMono" style:font-adornments="标准" style:font-family-generic="modern" style:font-pitch="variable"/>
    <style:font-face style:name="Liberation Sans1" svg:font-family="'Liberation Sans'" style:font-family-generic="modern" style:font-pitch="variable"/>
    <style:font-face style:name="Noto Mono" svg:font-family="'Noto Mono'" style:font-family-generic="modern" style:font-pitch="variable"/>
    <style:font-face style:name="Noto Mono4" svg:font-family="'Noto Mono'" style:font-adornments="标准" style:font-family-generic="modern" style:font-pitch="variable"/>
    <style:font-face style:name="微软雅黑" svg:font-family="微软雅黑" style:font-family-generic="modern" style:font-pitch="variable"/>
    <style:font-face style:name="FreeMono" svg:font-family="FreeMono" style:font-family-generic="roman" style:font-pitch="variable"/>
    <style:font-face style:name="FreeMono1" svg:font-family="FreeMono" style:font-adornments="标准"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2" svg:font-family="'Noto Mono'" style:font-family-generic="roman" style:font-pitch="variable"/>
    <style:font-face style:name="Noto Mono3" svg:font-family="'Noto Mono'" style:font-adornments="标准" style:font-family-generic="roman" style:font-pitch="variable"/>
    <style:font-face style:name="Noto Sans" svg:font-family="'Noto Sans'" style:font-family-generic="roman" style:font-pitch="variable"/>
    <style:font-face style:name="微软雅黑2" svg:font-family="微软雅黑" style:font-family-generic="roman" style:font-pitch="variable"/>
    <style:font-face style:name="Noto Sans CJK SC Regular1" svg:font-family="'Noto Sans CJK SC Regular'" style:font-family-generic="swiss" style:font-pitch="variable"/>
    <style:font-face style:name="微软雅黑1" svg:font-family="微软雅黑" style:font-family-generic="swiss" style:font-pitch="variable"/>
    <style:font-face style:name="微软雅黑 Light" svg:font-family="'微软雅黑 Light'" style:font-family-generic="swiss" style:font-pitch="variable"/>
    <style:font-face style:name="微软雅黑 Light3" svg:font-family="'微软雅黑 Light'" style:font-adornments="标准" style:font-family-generic="swiss" style:font-pitch="variable"/>
    <style:font-face style:name="Arial" svg:font-family="Arial" style:font-family-generic="system" style:font-pitch="variable"/>
    <style:font-face style:name="Noto Sans CJK SC Regular" svg:font-family="'Noto Sans CJK SC Regular'" style:font-family-generic="system" style:font-pitch="variable"/>
    <style:font-face style:name="Noto Sans CJK SC Regular2" svg:font-family="'Noto Sans CJK SC Regular'" style:font-adornments="标准" style:font-family-generic="system" style:font-pitch="variable"/>
    <style:font-face style:name="微软雅黑3" svg:font-family="微软雅黑" style:font-family-generic="system" style:font-pitch="variable"/>
    <style:font-face style:name="微软雅黑 Light2" svg:font-family="'微软雅黑 Light'" style:font-family-generic="system" style:font-pitch="variable"/>
    <style:font-face style:name="微软雅黑 Light1" svg:font-family="'微软雅黑 Light'" style:font-adornments="标准"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pr1" style:family="presentation" style:parent-style-name="默认-title">
      <style:graphic-properties draw:auto-grow-height="true" fo:min-height="2.572cm"/>
      <style:paragraph-properties style:writing-mode="lr-tb"/>
    </style:style>
    <style:style style:name="pr2" style:family="presentation" style:parent-style-name="默认-subtitle">
      <style:graphic-properties draw:fill-color="#ffffff" draw:auto-grow-height="true" fo:min-height="9.134cm"/>
      <style:paragraph-properties style:writing-mode="lr-tb"/>
    </style:style>
    <style:style style:name="pr3" style:family="presentation" style:parent-style-name="默认-notes">
      <style:graphic-properties draw:fill-color="#ffffff" draw:auto-grow-height="true" fo:min-height="13.364cm"/>
      <style:paragraph-properties style:writing-mode="lr-tb"/>
    </style:style>
    <style:style style:name="pr4" style:family="presentation" style:parent-style-name="默认-outline1">
      <style:graphic-properties fo:min-height="8.884cm"/>
      <style:paragraph-properties style:writing-mode="lr-tb"/>
    </style:style>
    <style:style style:name="pr5" style:family="presentation" style:parent-style-name="默认-notes">
      <style:graphic-properties draw:fill-color="#ffffff" fo:min-height="13.364cm"/>
      <style:paragraph-properties style:writing-mode="lr-tb"/>
    </style:style>
    <style:style style:name="P1" style:family="paragraph">
      <loext:graphic-properties draw:fill-color="#ffffff"/>
      <style:text-properties style:font-size-asian="32pt"/>
    </style:style>
    <style:style style:name="P2" style:family="paragraph">
      <loext:graphic-properties draw:fill-color="#ffffff"/>
    </style:style>
    <style:style style:name="P3" style:family="paragraph">
      <style:text-properties fo:font-size="26pt" style:font-size-asian="26pt" style:font-size-complex="26pt"/>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P6" style:family="paragraph">
      <style:paragraph-properties fo:text-align="center"/>
    </style:style>
    <style:style style:name="P7" style:family="paragraph">
      <loext:graphic-properties draw:fill="none" draw:fill-color="#ffffff"/>
    </style:style>
    <style:style style:name="T1" style:family="text">
      <style:text-properties style:font-name="Noto Mono1" style:font-name-asian="微软雅黑 Light"/>
    </style:style>
    <style:style style:name="T2" style:family="text">
      <style:text-properties style:font-name="Noto Mono1" style:font-name-asian="微软雅黑 Light" style:font-size-asian="32pt"/>
    </style:style>
    <style:style style:name="T3" style:family="text">
      <style:text-properties style:font-name="Noto Mono1" fo:font-size="26pt" style:font-name-asian="微软雅黑 Light" style:font-size-asian="26pt" style:font-size-complex="26pt"/>
    </style:style>
    <style:style style:name="T4" style:family="text">
      <style:text-properties fo:font-variant="normal" fo:text-transform="none" style:use-window-font-color="true" style:text-outline="false" style:text-line-through-style="none" style:text-line-through-type="none" style:font-name="Noto Mono1" fo:font-size="26pt" fo:font-style="normal" fo:text-shadow="none" style:text-underline-style="none" fo:font-weight="normal" style:letter-kerning="true" fo:background-color="transparent" style:font-name-asian="微软雅黑 Light" style:font-size-asian="26pt" style:font-style-asian="normal" style:font-weight-asian="normal" style:font-name-complex="Noto Sans CJK SC Regular"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FreeMono3"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基础</text:span></text:p>
          </draw:text-box>
        </draw:frame>
        <draw:frame presentation:style-name="pr2" draw:text-style-name="P1" draw:layer="layout" svg:width="25.199cm" svg:height="9.134cm" svg:x="1.4cm" svg:y="3.685cm" presentation:class="subtitle">
          <draw:text-box>
            <text:p><text:span text:style-name="T2">第</text:span><text:span text:style-name="T2">1</text:span><text:span text:style-name="T2">讲 </text:span><text:span text:style-name="T2">Linux</text:span><text:span text:style-name="T2">发展历史</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简要介绍</text:span></text:p>
          </draw:text-box>
        </draw:frame>
        <draw:frame presentation:style-name="pr4" draw:text-style-name="P3" draw:layer="layout" svg:width="16.6cm" svg:height="11.115cm" svg:x="1.4cm" svg:y="3.685cm" presentation:class="outline" presentation:user-transformed="true">
          <draw:text-box>
            <text:list text:style-name="L2">
              <text:list-item>
                <text:p text:style-name="P3"><text:span text:style-name="T3">Linux</text:span><text:span text:style-name="T3">是一个开源的操作系统内核，以</text:span><text:span text:style-name="T3">GPL</text:span><text:span text:style-name="T3">协议发布，全称是</text:span><text:span text:style-name="T3">GNU/Linux</text:span><text:span text:style-name="T3">。</text:span></text:p>
              </text:list-item>
              <text:list-item>
                <text:p text:style-name="P3"><text:span text:style-name="T4">最早由</text:span><text:span text:style-name="T4">Linus Torvalds(</text:span><text:span text:style-name="T4">林纳斯</text:span><text:span text:style-name="T4">·</text:span><text:span text:style-name="T4">托瓦兹</text:span><text:span text:style-name="T4">)1991</text:span><text:span text:style-name="T4">年</text:span><text:span text:style-name="T3">开发。</text:span></text:p>
              </text:list-item>
            </text:list>
          </draw:text-box>
        </draw:frame>
        <draw:frame draw:style-name="gr2" draw:text-style-name="P4" draw:layer="layout" svg:width="8.138cm" svg:height="8.138cm" svg:x="18.662cm" svg:y="3.885cm">
          <draw:image xlink:href="Pictures/10000000000001DA000001DA35B96F293F1EE57F.jpg" xlink:type="simple" xlink:show="embed" xlink:actuate="onLoad" loext:mime-type="image/jpeg">
            <text:p/>
          </draw:image>
        </draw:frame>
        <draw:frame draw:style-name="gr3" draw:text-style-name="P5" draw:layer="layout" svg:width="6.1cm" svg:height="1cm" svg:x="18.7cm" svg:y="12.2cm">
          <draw:text-box>
            <text:list text:style-name="L1">
              <text:list-item>
                <text:p><text:span text:style-name="T5">Linus·Torvald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简要介绍</text:span></text:p>
          </draw:text-box>
        </draw:frame>
        <draw:frame presentation:style-name="pr4" draw:text-style-name="P3" draw:layer="layout" svg:width="25.199cm" svg:height="10.315cm" svg:x="1.4cm" svg:y="3.685cm" presentation:class="outline" presentation:user-transformed="true">
          <draw:text-box>
            <text:list text:style-name="L2">
              <text:list-item>
                <text:p text:style-name="P3"><text:span text:style-name="T3">Linux</text:span><text:span text:style-name="T3">和</text:span><text:span text:style-name="T3">Unix</text:span><text:span text:style-name="T3">是不同的，但是它们看起来很像。因为</text:span><text:span text:style-name="T3">Linux</text:span><text:span text:style-name="T3">参考了</text:span><text:span text:style-name="T3">Unix</text:span><text:span text:style-name="T3">的设计思想。</text:span></text:p>
                <text:p text:style-name="P3"><text:span text:style-name="T3"/></text:p>
              </text:list-item>
              <text:list-item>
                <text:p text:style-name="P3"><text:span text:style-name="T3">Linux</text:span><text:span text:style-name="T3">总是会被归为类</text:span><text:span text:style-name="T3">Unix</text:span><text:span text:style-name="T3">，但是这种划分并不准确，并且也存在不同见解。</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text:span text:style-name="T1">Linux</text:span><text:span text:style-name="T1">简要介绍</text:span></text:p>
          </draw:text-box>
        </draw:frame>
        <draw:frame presentation:style-name="pr4" draw:text-style-name="P3" draw:layer="layout" svg:width="25.199cm" svg:height="10.115cm" svg:x="1.4cm" svg:y="3.685cm" presentation:class="outline" presentation:user-transformed="true">
          <draw:text-box>
            <text:list text:style-name="L2">
              <text:list-item>
                <text:p text:style-name="P3"><text:span text:style-name="T3">Linux</text:span><text:span text:style-name="T3">简洁、高效、功能强大。</text:span></text:p>
              </text:list-item>
              <text:list-item>
                <text:p text:style-name="P3"><text:span text:style-name="T3">Linux</text:span><text:span text:style-name="T3">是为极客准备的。</text:span></text:p>
              </text:list-item>
              <text:list-item>
                <text:p text:style-name="P3"><text:span text:style-name="T3">要熟练使用</text:span><text:span text:style-name="T3">Linux</text:span><text:span text:style-name="T3">，需要一些资料帮助，并且练习一段时间。</text:span></text:p>
              </text:list-item>
            </text:list>
          </draw:text-box>
        </draw:frame>
        <presentation:notes draw:style-name="dp2">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134cm" svg:x="1.4cm" svg:y="3.685cm" presentation:class="outline">
          <draw:text-box>
            <text:list text:style-name="L2">
              <text:list-item>
                <text:p text:style-name="P3"><text:span text:style-name="T3">说起</text:span><text:span text:style-name="T3">Linux</text:span><text:span text:style-name="T3">发展历史，首先要提到</text:span><text:span text:style-name="T3">Unix</text:span><text:span text:style-name="T3">。</text:span></text:p>
              </text:list-item>
              <text:list-item>
                <text:p text:style-name="P3"><text:span text:style-name="T3">Unix</text:span><text:span text:style-name="T3">最早由</text:span><text:span text:style-name="T3">Ken·Thompson</text:span><text:span text:style-name="T3">在</text:span><text:span text:style-name="T3">1969</text:span><text:span text:style-name="T3">年开发。</text:span></text:p>
              </text:list-item>
              <text:list-item>
                <text:p text:style-name="P3"><text:span text:style-name="T3">Thompson</text:span><text:span text:style-name="T3">当时是</text:span><text:span text:style-name="T3">Multics</text:span><text:span text:style-name="T3">项目的研究人员，该项目过于复杂，最后以失败告终。</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715cm" svg:x="1.4cm" svg:y="3.685cm" presentation:class="outline" presentation:user-transformed="true">
          <draw:text-box>
            <text:list text:style-name="L2">
              <text:list-item>
                <text:p text:style-name="P3"><text:span text:style-name="T3">当时的最强大的计算机设备</text:span><text:span text:style-name="T3">CPU</text:span><text:span text:style-name="T3">处理能力和内存还不如现在的一部普通的手机。</text:span></text:p>
              </text:list-item>
              <text:list-item>
                <text:p text:style-name="P3"><text:span text:style-name="T3">视频显示设备刚刚起步，</text:span><text:span text:style-name="T3">6</text:span><text:span text:style-name="T3">年后才广泛应用。</text:span></text:p>
              </text:list-item>
              <text:list-item>
                <text:p text:style-name="P3"><text:span text:style-name="T3">设备限制促使</text:span><text:span text:style-name="T3">Unix</text:span><text:span text:style-name="T3">形成了简洁、少说多做的风格。</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515cm" svg:x="1.4cm" svg:y="3.685cm" presentation:class="outline" presentation:user-transformed="true">
          <draw:text-box>
            <text:list text:style-name="L2">
              <text:list-item>
                <text:p text:style-name="P3"><text:span text:style-name="T3">为了验证自己的一些想法，也为了能够玩‘星际旅行’（</text:span><text:span text:style-name="T3">Thompson</text:span><text:span text:style-name="T3">编写的一个游戏）。</text:span><text:span text:style-name="T3">Thompson</text:span><text:span text:style-name="T3">在一台废弃的</text:span><text:span text:style-name="T3">PDP-7</text:span><text:span text:style-name="T3">小型机上开发了</text:span><text:span text:style-name="T3">Unix</text:span><text:span text:style-name="T3">。</text:span></text:p>
              </text:list-item>
              <text:list-item>
                <text:p text:style-name="P3"><text:span text:style-name="T3">Unix</text:span><text:span text:style-name="T3">形成了自己的一套设计哲学，并且影响了全世界。</text:span></text:p>
              </text:list-item>
            </text:list>
          </draw:text-box>
        </draw:frame>
        <draw:frame draw:style-name="gr4" draw:text-style-name="P6" draw:layer="layout" svg:width="6.995cm" svg:height="5.6cm" svg:x="15.4cm" svg:y="9.4cm">
          <draw:image xlink:href="Pictures/100000000000028C0000020AD7A5E73F6D7D2A8B.jpg" xlink:type="simple" xlink:show="embed" xlink:actuate="onLoad" loext:mime-type="image/jpeg">
            <text:p/>
          </draw:image>
        </draw:frame>
        <draw:frame draw:style-name="gr4" draw:text-style-name="P6" draw:layer="layout" svg:width="7.865cm" svg:height="5.3cm" svg:x="3.7cm" svg:y="9.5cm">
          <draw:image xlink:href="Pictures/10000000000001F4000001512210C9480DF6C1B6.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515cm" svg:x="1.4cm" svg:y="3.685cm" presentation:class="outline" presentation:user-transformed="true">
          <draw:text-box>
            <text:list text:style-name="L2">
              <text:list-item>
                <text:p text:style-name="P3"><text:span text:style-name="T3">最早的</text:span><text:span text:style-name="T3">Unix</text:span><text:span text:style-name="T3">使用汇编语言开发，应用程序使用</text:span><text:span text:style-name="T3">B</text:span><text:span text:style-name="T3">语言和汇编混合编写。</text:span></text:p>
              </text:list-item>
              <text:list-item>
                <text:p text:style-name="P3"><text:span text:style-name="T3">当时和</text:span><text:span text:style-name="T3">Ken·Thompson</text:span><text:span text:style-name="T3">一起工作的还有一个人：</text:span><text:span text:style-name="T3">Dennis·Ritchie</text:span><text:span text:style-name="T3">。</text:span></text:p>
              </text:list-item>
              <text:list-item>
                <text:p text:style-name="P3"><text:span text:style-name="T3">Ritchie</text:span><text:span text:style-name="T3">发明了</text:span><text:span text:style-name="T3">C</text:span><text:span text:style-name="T3">语言，两个人又用</text:span><text:span text:style-name="T3">C</text:span><text:span text:style-name="T3">语言重写了</text:span><text:span text:style-name="T3">Unix</text:span><text:span text:style-name="T3">。</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draw:style-name="gr5" draw:text-style-name="P4" draw:layer="layout" svg:width="9.134cm" svg:height="9.134cm" svg:x="16.4cm" svg:y="3.8cm" presentation:class="graphic" presentation:user-transformed="true">
          <draw:image xlink:href="Pictures/100000000000012C0000012CC4FCA5AEC1D34C42.png" xlink:type="simple" xlink:show="embed" xlink:actuate="onLoad" loext:mime-type="image/png">
            <text:p/>
          </draw:image>
        </draw:frame>
        <draw:frame draw:style-name="gr2" draw:text-style-name="P4" draw:layer="layout" svg:width="7.208cm" svg:height="10cm" svg:x="2.8cm" svg:y="3.2cm">
          <draw:image xlink:href="Pictures/10000000000000F00000014D81A41EC44433A01E.jpg" xlink:type="simple" xlink:show="embed" xlink:actuate="onLoad" loext:mime-type="image/jpeg">
            <text:p/>
          </draw:image>
        </draw:frame>
        <draw:frame draw:style-name="gr6" draw:text-style-name="P7" draw:layer="layout" svg:width="6.2cm" svg:height="0.996cm" svg:x="3.1cm" svg:y="13.638cm">
          <draw:text-box>
            <text:list text:style-name="L1">
              <text:list-item>
                <text:p>Ken·Thompson</text:p>
              </text:list-item>
            </text:list>
          </draw:text-box>
        </draw:frame>
        <draw:frame draw:style-name="gr7" draw:text-style-name="P7" draw:layer="layout" svg:width="7.1cm" svg:height="1.441cm" svg:x="18.7cm" svg:y="13.359cm">
          <draw:text-box>
            <text:list text:style-name="L1">
              <text:list-item>
                <text:p>Dennis·Ritchi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915cm" svg:x="1.4cm" svg:y="3.685cm" presentation:class="outline" presentation:user-transformed="true">
          <draw:text-box>
            <text:list text:style-name="L2">
              <text:list-item>
                <text:p text:style-name="P3"><text:span text:style-name="T3">那时候个人计算机还没有兴起</text:span><text:span text:style-name="T3">,</text:span><text:span text:style-name="T3">能用上</text:span><text:span text:style-name="T3">Unix</text:span><text:span text:style-name="T3">的都是大学</text:span><text:span text:style-name="T3">,</text:span><text:span text:style-name="T3">政府机构</text:span><text:span text:style-name="T3">,</text:span><text:span text:style-name="T3">公司等大型机构。</text:span></text:p>
                <text:p text:style-name="P3"><text:span text:style-name="T3"/></text:p>
              </text:list-item>
              <text:list-item>
                <text:p text:style-name="P3"><text:span text:style-name="T3">Thompson</text:span><text:span text:style-name="T3">和</text:span><text:span text:style-name="T3">Ritchie</text:span><text:span text:style-name="T3">所在的贝尔实验室属于</text:span><text:span text:style-name="T3">AT&amp;T</text:span><text:span text:style-name="T3">公司，受到反垄断条例约束，</text:span><text:span text:style-name="T3">Unix</text:span><text:span text:style-name="T3">不能被商业化。</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515cm" svg:x="1.4cm" svg:y="3.685cm" presentation:class="outline" presentation:user-transformed="true">
          <draw:text-box>
            <text:list text:style-name="L2">
              <text:list-item>
                <text:p text:style-name="P3"><text:span text:style-name="T3">1983</text:span><text:span text:style-name="T3">年，贝尔实验室从</text:span><text:span text:style-name="T3">AT&amp;T</text:span><text:span text:style-name="T3">拆分出去，这使得</text:span><text:span text:style-name="T3">Unix</text:span><text:span text:style-name="T3">可以商业化。自此，开始了一段混乱黑暗的历史。</text:span></text:p>
              </text:list-item>
              <text:list-item>
                <text:p text:style-name="P3"><text:span text:style-name="T3">各大公司发行的</text:span><text:span text:style-name="T3">Unix</text:span><text:span text:style-name="T3">版本接口设计存在很大差异。使得</text:span><text:span text:style-name="T3">Unix</text:span><text:span text:style-name="T3">不再跨平台兼容。</text:span></text:p>
              </text:list-item>
              <text:list-item>
                <text:p text:style-name="P3"><text:span text:style-name="T3">各大公司的恶意竞争最终是两败俱伤，而微软在此期间趁机崛起。</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915cm" svg:x="1.4cm" svg:y="3.685cm" presentation:class="outline" presentation:user-transformed="true">
          <draw:text-box>
            <text:list text:style-name="L2">
              <text:list-item>
                <text:p text:style-name="P3"><text:span text:style-name="T4">用户需要支付昂贵的费用获取到的是难用的操作系统。不过，</text:span><text:span text:style-name="T3">这种情况慢慢将会得到改善。</text:span></text:p>
                <text:p text:style-name="P3"><text:span text:style-name="T3"/></text:p>
              </text:list-item>
              <text:list-item>
                <text:p text:style-name="P3"><text:span text:style-name="T3">1985</text:span><text:span text:style-name="T3">年，</text:span><text:span text:style-name="T3">Richard·Stallman</text:span><text:span text:style-name="T3">发表了</text:span><text:span text:style-name="T3">GNU</text:span><text:span text:style-name="T3">宣言</text:span><text:span text:style-name="T3">,</text:span><text:span text:style-name="T3">发起了自由软件基金会</text:span><text:span text:style-name="T3">,GNU</text:span><text:span text:style-name="T3">项目希望可以在</text:span><text:span text:style-name="T3">Intel</text:span><text:span text:style-name="T3">的</text:span><text:span text:style-name="T3">386</text:span><text:span text:style-name="T3">平台上实现开源的</text:span><text:span text:style-name="T3">Unix</text:span><text:span text:style-name="T3">系统。</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1.315cm" svg:x="1.4cm" svg:y="3.685cm" presentation:class="outline" presentation:user-transformed="true">
          <draw:text-box>
            <text:list text:style-name="L2">
              <text:list-item>
                <text:p text:style-name="P3"><text:span text:style-name="T3">当时的</text:span><text:span text:style-name="T3">386-BSD</text:span><text:span text:style-name="T3">项目就是要开发一个开源的</text:span><text:span text:style-name="T3">Unix</text:span><text:span text:style-name="T3">系统。</text:span><text:span text:style-name="T3">1990</text:span><text:span text:style-name="T3">年，</text:span><text:span text:style-name="T3">William·Jolitz</text:span><text:span text:style-name="T3">把</text:span><text:span text:style-name="T3">BSD</text:span><text:span text:style-name="T3">移植到了</text:span><text:span text:style-name="T3">386</text:span><text:span text:style-name="T3">机器上</text:span><text:span text:style-name="T3">,</text:span><text:span text:style-name="T3">然而他在</text:span><text:span text:style-name="T3">1991</text:span><text:span text:style-name="T3">年底退出</text:span><text:span text:style-name="T3">386-BSD</text:span><text:span text:style-name="T3">项目</text:span><text:span text:style-name="T3">,</text:span><text:span text:style-name="T3">并毁掉了自己的成果。</text:span></text:p>
              </text:list-item>
              <text:list-item>
                <text:p text:style-name="P3"><text:span text:style-name="T3">具体原因不清楚，公认的是由于当时的投资企业想要限制代码开源。</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715cm" svg:x="1.4cm" svg:y="3.685cm" presentation:class="outline" presentation:user-transformed="true">
          <draw:text-box>
            <text:list text:style-name="L2">
              <text:list-item>
                <text:p text:style-name="P3"><text:span text:style-name="T3">Linus·Torvalds</text:span><text:span text:style-name="T3">当时还是芬兰赫尔辛基大学的一名学生</text:span><text:span text:style-name="T3">,</text:span><text:span text:style-name="T3">非常热衷于计算机技术的研究。</text:span></text:p>
              </text:list-item>
              <text:list-item>
                <text:p text:style-name="P3"><text:span text:style-name="T3">为了研究操作系统和相关硬件的运行方式，他用自己的压岁钱和贷款买了一台</text:span><text:span text:style-name="T3">386</text:span><text:span text:style-name="T3">兼容的电脑</text:span><text:span text:style-name="T3">,</text:span><text:span text:style-name="T3">并从美国邮购了一套</text:span><text:span text:style-name="T3">Minix</text:span><text:span text:style-name="T3">系统源代码。</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715cm" svg:x="1.4cm" svg:y="3.685cm" presentation:class="outline" presentation:user-transformed="true">
          <draw:text-box>
            <text:list text:style-name="L2">
              <text:list-item>
                <text:p text:style-name="P3"><text:span text:style-name="T3">也许一开始</text:span><text:span text:style-name="T3">Linus</text:span><text:span text:style-name="T3">只是想学习操作系统和硬件的知识</text:span><text:span text:style-name="T3">,</text:span><text:span text:style-name="T3">但后来目标转变</text:span><text:span text:style-name="T3">,</text:span><text:span text:style-name="T3">想要自己实现一个操作系统。</text:span></text:p>
                <text:p text:style-name="P3"><text:span text:style-name="T3"/></text:p>
              </text:list-item>
              <text:list-item>
                <text:p text:style-name="P3"><text:span text:style-name="T4">据说，开发</text:span><text:span text:style-name="T4">Linux</text:span><text:span text:style-name="T4">最主要的激励是，当时学校使用的</text:span><text:span text:style-name="T4">Sun Unix</text:span><text:span text:style-name="T4">太贵了。</text:span></text:p>
              </text:list-item>
            </text:list>
          </draw:text-box>
        </draw:frame>
        <presentation:notes draw:style-name="dp2">
          <draw:page-thumbnail draw:style-name="gr1" draw:layer="layout" svg:width="19.798cm" svg:height="11.136cm" svg:x="0.6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134cm" svg:x="1.4cm" svg:y="3.685cm" presentation:class="outline" presentation:user-transformed="true">
          <draw:text-box>
            <text:list text:style-name="L2">
              <text:list-item>
                <text:p text:style-name="P3"><text:span text:style-name="T3">据他回忆说</text:span><text:span text:style-name="T3">,</text:span><text:span text:style-name="T3">当时他并不知道有</text:span><text:span text:style-name="T3">BSD</text:span><text:span text:style-name="T3">项目</text:span><text:span text:style-name="T3">,</text:span><text:span text:style-name="T3">否则他就加入</text:span><text:span text:style-name="T3">BSD</text:span><text:span text:style-name="T3">项目了</text:span><text:span text:style-name="T3">,</text:span><text:span text:style-name="T3">而且当时没有免费好用的操作系统。</text:span></text:p>
                <text:p text:style-name="P3"><text:span text:style-name="T3"/></text:p>
              </text:list-item>
              <text:list-item>
                <text:p text:style-name="P3"><text:span text:style-name="T3">从</text:span><text:span text:style-name="T3">1991</text:span><text:span text:style-name="T3">年</text:span><text:span text:style-name="T3">4</text:span><text:span text:style-name="T3">月开始</text:span><text:span text:style-name="T3">,Linus</text:span><text:span text:style-name="T3">几乎全部时间研究</text:span><text:span text:style-name="T3">Minix</text:span><text:span text:style-name="T3">源代码</text:span><text:span text:style-name="T3">,</text:span><text:span text:style-name="T3">并且开始移植</text:span><text:span text:style-name="T3">GNU</text:span><text:span text:style-name="T3">软件。</text:span></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515cm" svg:x="1.4cm" svg:y="3.685cm" presentation:class="outline" presentation:user-transformed="true">
          <draw:text-box>
            <text:list text:style-name="L2">
              <text:list-item>
                <text:p text:style-name="P3"><text:span text:style-name="T3">1991</text:span><text:span text:style-name="T3">年</text:span><text:span text:style-name="T3">8</text:span><text:span text:style-name="T3">月</text:span><text:span text:style-name="T3">25</text:span><text:span text:style-name="T3">号</text:span><text:span text:style-name="T3">,Linus</text:span><text:span text:style-name="T3">对外的消息透漏了他正在开发一个免费的操作系统</text:span><text:span text:style-name="T3">,</text:span><text:span text:style-name="T3">代码不会很大</text:span><text:span text:style-name="T3">,</text:span><text:span text:style-name="T3">也不会像</text:span><text:span text:style-name="T3">GNU</text:span><text:span text:style-name="T3">那样专业。</text:span></text:p>
                <text:p text:style-name="P3"><text:span text:style-name="T3"/></text:p>
              </text:list-item>
              <text:list-item>
                <text:p text:style-name="P3"><text:span text:style-name="T3">并且征求大家对</text:span><text:span text:style-name="T3">Minix</text:span><text:span text:style-name="T3">使用上的意见</text:span><text:span text:style-name="T3">,</text:span><text:span text:style-name="T3">用作自己设计</text:span><text:span text:style-name="T3">Linux</text:span><text:span text:style-name="T3">的参考。</text:span></text:p>
              </text:list-item>
            </text:list>
          </draw:text-box>
        </draw:frame>
        <presentation:notes draw:style-name="dp2">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515cm" svg:x="1.4cm" svg:y="3.685cm" presentation:class="outline" presentation:user-transformed="true">
          <draw:text-box>
            <text:list text:style-name="L2">
              <text:list-item>
                <text:p text:style-name="P3"><text:span text:style-name="T3">1991</text:span><text:span text:style-name="T3">年</text:span><text:span text:style-name="T3">10</text:span><text:span text:style-name="T3">月</text:span><text:span text:style-name="T3">5</text:span><text:span text:style-name="T3">号</text:span><text:span text:style-name="T3">,Linus</text:span><text:span text:style-name="T3">正式宣布</text:span><text:span text:style-name="T3">,Linux</text:span><text:span text:style-name="T3">系统内核诞生。这个日子对</text:span><text:span text:style-name="T3">Linux</text:span><text:span text:style-name="T3">社区来说是很重要的。</text:span></text:p>
                <text:p text:style-name="P3"><text:span text:style-name="T3"/></text:p>
              </text:list-item>
              <text:list-item>
                <text:p text:style-name="P3"><text:span text:style-name="T3">GNU</text:span><text:span text:style-name="T3">项目一直没有一个开源操作系统内核，而</text:span><text:span text:style-name="T3">Linux</text:span><text:span text:style-name="T3">以</text:span><text:span text:style-name="T3">GNU</text:span><text:span text:style-name="T3">的</text:span><text:span text:style-name="T3">GPL</text:span><text:span text:style-name="T3">开源协议发布，让</text:span><text:span text:style-name="T3">GNU</text:span><text:span text:style-name="T3">项目总算是有了一个操作系统内核。</text:span></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515cm" svg:x="1.4cm" svg:y="3.685cm" presentation:class="outline" presentation:user-transformed="true">
          <draw:text-box>
            <text:list text:style-name="L2">
              <text:list-item>
                <text:p text:style-name="P3"><text:span text:style-name="T3">1992</text:span><text:span text:style-name="T3">年</text:span><text:span text:style-name="T3">Linux</text:span><text:span text:style-name="T3">在</text:span><text:span text:style-name="T3">GPLv2</text:span><text:span text:style-name="T3">协议下发布了</text:span><text:span text:style-name="T3">0.12</text:span><text:span text:style-name="T3">版本。</text:span><text:span text:style-name="T3">Linux</text:span><text:span text:style-name="T3">是</text:span><text:span text:style-name="T3">GNU</text:span><text:span text:style-name="T3">的一部分</text:span><text:span text:style-name="T3">,</text:span><text:span text:style-name="T3">全称是</text:span><text:span text:style-name="T3">GNU/Linux,</text:span><text:span text:style-name="T3">大家都习惯称之为</text:span><text:span text:style-name="T3">Linux</text:span><text:span text:style-name="T3">。</text:span></text:p>
                <text:p text:style-name="P3"><text:span text:style-name="T3"/></text:p>
              </text:list-item>
              <text:list-item>
                <text:p text:style-name="P3"><text:span text:style-name="T3">依靠</text:span><text:span text:style-name="T3">Linux</text:span><text:span text:style-name="T3">和</text:span><text:span text:style-name="T3">GNU</text:span><text:span text:style-name="T3">开源软件就可以组合出强大的操作系统，而且可以灵活定制。</text:span></text:p>
              </text:list-item>
            </text:list>
          </draw:text-box>
        </draw:frame>
        <presentation:notes draw:style-name="dp2">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515cm" svg:x="1.4cm" svg:y="3.685cm" presentation:class="outline" presentation:user-transformed="true">
          <draw:text-box>
            <text:list text:style-name="L2">
              <text:list-item>
                <text:p text:style-name="P3"><text:span text:style-name="T3">Linux</text:span><text:span text:style-name="T3">本身是一个操作系统内核，制作发行一个操作系统需要</text:span><text:span text:style-name="T3">Linux</text:span><text:span text:style-name="T3">内核、</text:span><text:span text:style-name="T3">GNU</text:span><text:span text:style-name="T3">项目软件、其他软件等。</text:span></text:p>
                <text:p text:style-name="P3"><text:span text:style-name="T3"/></text:p>
              </text:list-item>
              <text:list-item>
                <text:p text:style-name="P3"><text:span text:style-name="T3">但是大家都习惯把发行的操作系统称为：</text:span><text:span text:style-name="T3">Linux</text:span><text:span text:style-name="T3">。</text:span></text:p>
              </text:list-item>
            </text:list>
          </draw:text-box>
        </draw:frame>
        <presentation:notes draw:style-name="dp2">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915cm" svg:x="1.4cm" svg:y="3.685cm" presentation:class="outline" presentation:user-transformed="true">
          <draw:text-box>
            <text:list text:style-name="L2">
              <text:list-item>
                <text:p text:style-name="P3"><text:span text:style-name="T3">1992</text:span><text:span text:style-name="T3">年第一版的</text:span><text:span text:style-name="T3">Xfree</text:span><text:span text:style-name="T3">项目使得</text:span><text:span text:style-name="T3">Linux</text:span><text:span text:style-name="T3">以及</text:span><text:span text:style-name="T3">BSD</text:span><text:span text:style-name="T3">初步具备了图形界面。</text:span></text:p>
                <text:p text:style-name="P3"><text:span text:style-name="T3"/></text:p>
              </text:list-item>
              <text:list-item>
                <text:p text:style-name="P3"><text:span text:style-name="T3">到</text:span><text:span text:style-name="T3">1993</text:span><text:span text:style-name="T3">年末</text:span><text:span text:style-name="T3">,Linux</text:span><text:span text:style-name="T3">已经具备了</text:span><text:span text:style-name="T3">Internet</text:span><text:span text:style-name="T3">以及</text:span><text:span text:style-name="T3">X</text:span><text:span text:style-name="T3">系统</text:span><text:span text:style-name="T3">(</text:span><text:span text:style-name="T3">图形界面系统</text:span><text:span text:style-name="T3">)</text:span><text:span text:style-name="T3">。</text:span></text:p>
              </text:list-item>
            </text:list>
          </draw:text-box>
        </draw:frame>
        <presentation:notes draw:style-name="dp2">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515cm" svg:x="1.4cm" svg:y="3.685cm" presentation:class="outline" presentation:user-transformed="true">
          <draw:text-box>
            <text:list text:style-name="L2">
              <text:list-item>
                <text:p text:style-name="P3"><text:span text:style-name="T3">Linux</text:span><text:span text:style-name="T3">不仅包括了整套</text:span><text:span text:style-name="T3">GNU</text:span><text:span text:style-name="T3">工具集</text:span><text:span text:style-name="T3">,</text:span><text:span text:style-name="T3">还吸收了多年来分散在十几个</text:span><text:span text:style-name="T3">Unix</text:span><text:span text:style-name="T3">专有平台的开源软件之精华。</text:span></text:p>
                <text:p text:style-name="P3"><text:span text:style-name="T3"/></text:p>
              </text:list-item>
              <text:list-item>
                <text:p text:style-name="P3"><text:span text:style-name="T3">1994</text:span><text:span text:style-name="T3">年</text:span><text:span text:style-name="T3">,Linux1.0</text:span><text:span text:style-name="T3">发布</text:span><text:span text:style-name="T3">,</text:span><text:span text:style-name="T3">受益于</text:span><text:span text:style-name="T3">Xfree</text:span><text:span text:style-name="T3">项目</text:span><text:span text:style-name="T3">,</text:span><text:span text:style-name="T3">第一次有了比较完善的</text:span><text:span text:style-name="T3">GUI</text:span><text:span text:style-name="T3">。</text:span></text:p>
              </text:list-item>
            </text:list>
          </draw:text-box>
        </draw:frame>
        <presentation:notes draw:style-name="dp2">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134cm" svg:x="1.4cm" svg:y="3.685cm" presentation:class="outline" presentation:user-transformed="true">
          <draw:text-box>
            <text:list text:style-name="L2">
              <text:list-item>
                <text:p text:style-name="P3"><text:span text:style-name="T3">2003</text:span><text:span text:style-name="T3">年</text:span><text:span text:style-name="T3">,Linux2.6</text:span><text:span text:style-name="T3">版本发布</text:span><text:span text:style-name="T3">,</text:span><text:span text:style-name="T3">这个版本开始支持多处理器配置以及</text:span><text:span text:style-name="T3">64</text:span><text:span text:style-name="T3">位运算</text:span><text:span text:style-name="T3">,POSIX</text:span><text:span text:style-name="T3">线程库支持</text:span><text:span text:style-name="T3">,</text:span><text:span text:style-name="T3">性能优化</text:span><text:span text:style-name="T3">,</text:span><text:span text:style-name="T3">安全性加强</text:span><text:span text:style-name="T3">,</text:span><text:span text:style-name="T3">驱动程序改进等。</text:span></text:p>
              </text:list-item>
              <text:list-item>
                <text:p text:style-name="P3"><text:span text:style-name="T3">这是一个很重要的版本。</text:span></text:p>
              </text:list-item>
            </text:list>
          </draw:text-box>
        </draw:frame>
        <presentation:notes draw:style-name="dp2">
          <draw:page-thumbnail draw:style-name="gr1" draw:layer="layout" svg:width="19.798cm" svg:height="11.136cm" svg:x="0.6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9.915cm" svg:x="1.4cm" svg:y="3.685cm" presentation:class="outline" presentation:user-transformed="true">
          <draw:text-box>
            <text:list text:style-name="L2">
              <text:list-item>
                <text:p text:style-name="P3"><text:span text:style-name="T3">Linux</text:span><text:span text:style-name="T3">发布不久之后</text:span><text:span text:style-name="T3">,</text:span><text:span text:style-name="T3">各大公司就开始支持</text:span><text:span text:style-name="T3">Linux,</text:span><text:span text:style-name="T3">并且也出现不少开源社区。</text:span></text:p>
                <text:p text:style-name="P3"><text:span text:style-name="T3"/></text:p>
              </text:list-item>
              <text:list-item>
                <text:p text:style-name="P3"><text:span text:style-name="T3">并涌现出了大量的发行版</text:span><text:span text:style-name="T3">,</text:span><text:span text:style-name="T3">其中著名的有：</text:span><text:span text:style-name="T3">Debian</text:span><text:span text:style-name="T3">、</text:span><text:span text:style-name="T3">Ubuntu</text:span><text:span text:style-name="T3">、</text:span><text:span text:style-name="T3">RedHat</text:span><text:span text:style-name="T3">、</text:span><text:span text:style-name="T3">CentOS</text:span><text:span text:style-name="T3">、 </text:span><text:span text:style-name="T3">OpenSUSE</text:span><text:span text:style-name="T3">、</text:span><text:span text:style-name="T3">Arch</text:span><text:span text:style-name="T3">等。</text:span></text:p>
              </text:list-item>
            </text:list>
          </draw:text-box>
        </draw:frame>
        <presentation:notes draw:style-name="dp2">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text-style-name="P3" draw:layer="layout" svg:width="25.199cm" svg:height="10.515cm" svg:x="1.4cm" svg:y="3.685cm" presentation:class="outline" presentation:user-transformed="true">
          <draw:text-box>
            <text:list text:style-name="L2">
              <text:list-item>
                <text:p text:style-name="P3"><text:span text:style-name="T3">1995</text:span><text:span text:style-name="T3">年以后</text:span><text:span text:style-name="T3">,Linux</text:span><text:span text:style-name="T3">扮演了重要角色</text:span><text:span text:style-name="T3">,</text:span><text:span text:style-name="T3">既是社区中多数软件的统一平台</text:span><text:span text:style-name="T3">,</text:span><text:span text:style-name="T3">又是黑客中最被认可的。</text:span></text:p>
                <text:p text:style-name="P3"><text:span text:style-name="T3"/></text:p>
              </text:list-item>
              <text:list-item>
                <text:p text:style-name="P3"><text:span text:style-name="T3">于是</text:span><text:span text:style-name="T3">Linux</text:span><text:span text:style-name="T3">开始逐渐兼并其他亚部落</text:span><text:span text:style-name="T3">,</text:span><text:span text:style-name="T3">包括一些</text:span><text:span text:style-name="T3">Unix</text:span><text:span text:style-name="T3">相关黑客派系。越来越多的黑客</text:span><text:span text:style-name="T3">,</text:span><text:span text:style-name="T3">社区等加入</text:span><text:span text:style-name="T3">Linux</text:span><text:span text:style-name="T3">阵营并推动其发展。</text:span></text:p>
              </text:list-item>
            </text:list>
          </draw:text-box>
        </draw:frame>
        <presentation:notes draw:style-name="dp2">
          <draw:page-thumbnail draw:style-name="gr1" draw:layer="layout" svg:width="19.798cm" svg:height="11.136cm" svg:x="0.6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现状</text:span></text:p>
          </draw:text-box>
        </draw:frame>
        <draw:frame presentation:style-name="pr4" draw:text-style-name="P3" draw:layer="layout" svg:width="25.199cm" svg:height="11.515cm" svg:x="1.4cm" svg:y="3.685cm" presentation:class="outline" presentation:user-transformed="true">
          <draw:text-box>
            <text:list text:style-name="L2">
              <text:list-item>
                <text:p text:style-name="P3"><text:span text:style-name="T3">Linux</text:span><text:span text:style-name="T3">在云计算、嵌入式领域占据统治地位。</text:span></text:p>
              </text:list-item>
              <text:list-item>
                <text:p text:style-name="P3"><text:span text:style-name="T3">各大网站的后台都在使用</text:span><text:span text:style-name="T3">Linux</text:span><text:span text:style-name="T3">。</text:span></text:p>
              </text:list-item>
              <text:list-item>
                <text:p text:style-name="P3"><text:span text:style-name="T3">手机、平板、智能家居等都大量运行</text:span><text:span text:style-name="T3">Linux</text:span><text:span text:style-name="T3">（</text:span><text:span text:style-name="T3">Android</text:span><text:span text:style-name="T3">系统是</text:span><text:span text:style-name="T3">Linux</text:span><text:span text:style-name="T3">内核）。</text:span></text:p>
              </text:list-item>
              <text:list-item>
                <text:p text:style-name="P3"><text:span text:style-name="T3">开发人员非常青睐</text:span><text:span text:style-name="T3">Linux</text:span><text:span text:style-name="T3">。</text:span></text:p>
              </text:list-item>
            </text:list>
          </draw:text-box>
        </draw:frame>
        <presentation:notes draw:style-name="dp2">
          <draw:page-thumbnail draw:style-name="gr1" draw:layer="layout" svg:width="19.798cm" svg:height="11.136cm" svg:x="0.6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现状</text:span></text:p>
          </draw:text-box>
        </draw:frame>
        <draw:frame presentation:style-name="pr4" draw:text-style-name="P3" draw:layer="layout" svg:width="25.199cm" svg:height="11.515cm" svg:x="1.4cm" svg:y="3.685cm" presentation:class="outline" presentation:user-transformed="true">
          <draw:text-box>
            <text:list text:style-name="L2">
              <text:list-item>
                <text:p text:style-name="P3"><text:span text:style-name="T3">尽管</text:span><text:span text:style-name="T3">Windows</text:span><text:span text:style-name="T3">在</text:span><text:span text:style-name="T3">PC</text:span><text:span text:style-name="T3">领域占有很大市场。</text:span></text:p>
              </text:list-item>
              <text:list-item>
                <text:p text:style-name="P3"><text:span text:style-name="T3">但是微软内部也在大量使用</text:span><text:span text:style-name="T3">Linux</text:span><text:span text:style-name="T3">。</text:span></text:p>
              </text:list-item>
            </text:list>
          </draw:text-box>
        </draw:frame>
        <presentation:notes draw:style-name="dp2">
          <draw:page-thumbnail draw:style-name="gr1" draw:layer="layout" svg:width="19.798cm" svg:height="11.136cm" svg:x="0.6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text-style-name="P3" draw:layer="layout" svg:width="25.199cm" svg:height="9.715cm" svg:x="1.4cm" svg:y="3.685cm" presentation:class="outline" presentation:user-transformed="true">
          <draw:text-box>
            <text:list text:style-name="L2">
              <text:list-item>
                <text:p text:style-name="P3"><text:span text:style-name="T3">FreeBSD</text:span><text:span text:style-name="T3">是一个从</text:span><text:span text:style-name="T3">BSD,4.4BSD,386BSD</text:span><text:span text:style-name="T3">发展过来的分支</text:span><text:span text:style-name="T3">,</text:span><text:span text:style-name="T3">是开源的类</text:span><text:span text:style-name="T3">Unix</text:span><text:span text:style-name="T3">操作系统。</text:span></text:p>
                <text:p text:style-name="P3"><text:span text:style-name="T3"/></text:p>
              </text:list-item>
              <text:list-item>
                <text:p text:style-name="P3"><text:span text:style-name="T3">Apple</text:span><text:span text:style-name="T3">公司的</text:span><text:span text:style-name="T3">MacOS</text:span><text:span text:style-name="T3">就是基于</text:span><text:span text:style-name="T3">FreeBSD</text:span><text:span text:style-name="T3">开发的。类似的还有</text:span><text:span text:style-name="T3">OpenBSD,</text:span><text:span text:style-name="T3">都是开源的类</text:span><text:span text:style-name="T3">Unix</text:span><text:span text:style-name="T3">操作系统。</text:span></text:p>
              </text:list-item>
            </text:list>
          </draw:text-box>
        </draw:frame>
        <presentation:notes draw:style-name="dp2">
          <draw:page-thumbnail draw:style-name="gr1" draw:layer="layout" svg:width="19.798cm" svg:height="11.136cm" svg:x="0.6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text-style-name="P3" draw:layer="layout" svg:width="25.199cm" svg:height="9.315cm" svg:x="1.4cm" svg:y="3.685cm" presentation:class="outline" presentation:user-transformed="true">
          <draw:text-box>
            <text:list text:style-name="L2">
              <text:list-item>
                <text:p text:style-name="P3"><text:span text:style-name="T3">Minix</text:span><text:span text:style-name="T3">是荷兰大学教授</text:span><text:span text:style-name="T3">Andrew S.Tanenbaum</text:span><text:span text:style-name="T3">为了教学开发的一个非常简单的操作系统。</text:span></text:p>
                <text:p text:style-name="P3"><text:span text:style-name="T3"/></text:p>
              </text:list-item>
              <text:list-item>
                <text:p text:style-name="P3"><text:span text:style-name="T3">但是后来</text:span><text:span text:style-name="T3">Intel</text:span><text:span text:style-name="T3">在</text:span><text:span text:style-name="T3">CPU</text:span><text:span text:style-name="T3">内部加入一个固件运行更改后的</text:span><text:span text:style-name="T3">Minix</text:span><text:span text:style-name="T3">操作系统</text:span><text:span text:style-name="T3">,</text:span><text:span text:style-name="T3">用于芯片的控制管理。当然这也属于硬件的后门程序，可以远程操控所有使用</text:span><text:span text:style-name="T3">Intel</text:span><text:span text:style-name="T3">芯片的设备。</text:span></text:p>
              </text:list-item>
            </text:list>
          </draw:text-box>
        </draw:frame>
        <presentation:notes draw:style-name="dp2">
          <draw:page-thumbnail draw:style-name="gr1" draw:layer="layout" svg:width="19.798cm" svg:height="11.136cm" svg:x="0.6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text-style-name="P3" draw:layer="layout" svg:width="25.199cm" svg:height="9.715cm" svg:x="1.4cm" svg:y="3.685cm" presentation:class="outline" presentation:user-transformed="true">
          <draw:text-box>
            <text:list text:style-name="L2">
              <text:list-item>
                <text:p text:style-name="P3"><text:span text:style-name="T3">POSIX</text:span><text:span text:style-name="T3">标准是基于</text:span><text:span text:style-name="T3">UNIX</text:span><text:span text:style-name="T3">实践和经验</text:span><text:span text:style-name="T3">,</text:span><text:span text:style-name="T3">描述了操作系统的调用服务接口。用于保证编制的应用程序可以在源代码一级上在多种操作系统上移植和运行。</text:span></text:p>
                <text:p text:style-name="P3"><text:span text:style-name="T3"/></text:p>
              </text:list-item>
              <text:list-item>
                <text:p text:style-name="P3"><text:span text:style-name="T3">Linux</text:span><text:span text:style-name="T3">是支持</text:span><text:span text:style-name="T3">POSIX</text:span><text:span text:style-name="T3">标准的。</text:span></text:p>
              </text:list-item>
            </text:list>
          </draw:text-box>
        </draw:frame>
        <presentation:notes draw:style-name="dp2">
          <draw:page-thumbnail draw:style-name="gr1" draw:layer="layout" svg:width="19.798cm" svg:height="11.136cm" svg:x="0.6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text-style-name="P3" draw:layer="layout" svg:width="25.199cm" svg:height="10.915cm" svg:x="1.4cm" svg:y="3.685cm" presentation:class="outline" presentation:user-transformed="true">
          <draw:text-box>
            <text:list text:style-name="L2">
              <text:list-item>
                <text:p text:style-name="P3"><text:span text:style-name="T3">Unix</text:span><text:span text:style-name="T3">传统</text:span><text:span text:style-name="T3">(Unix</text:span><text:span text:style-name="T3">文化</text:span><text:span text:style-name="T3">):</text:span><text:span text:style-name="T3">传达着一个有关美和优秀设计的价值体系。</text:span></text:p>
                <text:p text:style-name="P3"><text:span text:style-name="T3"/></text:p>
              </text:list-item>
              <text:list-item>
                <text:p text:style-name="P3"><text:span text:style-name="T3">黑客文化</text:span><text:span text:style-name="T3">:</text:span><text:span text:style-name="T3">偏执于技术</text:span><text:span text:style-name="T3">,</text:span><text:span text:style-name="T3">追求极致</text:span><text:span text:style-name="T3">,</text:span><text:span text:style-name="T3">勇于探索未知</text:span><text:span text:style-name="T3">,</text:span><text:span text:style-name="T3">具有开拓与创新精神。</text:span><text:span text:style-name="T3">(</text:span><text:span text:style-name="T3">黑客并不是现在所理解的只会攻击别人计算机或攻击公用系统设施的人</text:span><text:span text:style-name="T3">)</text:span><text:span text:style-name="T3">骇客与黑客并无差别</text:span><text:span text:style-name="T3">,hacker</text:span><text:span text:style-name="T3">的谐音。</text:span></text:p>
              </text:list-item>
            </text:list>
          </draw:text-box>
        </draw:frame>
        <presentation:notes draw:style-name="dp2">
          <draw:page-thumbnail draw:style-name="gr1" draw:layer="layout" svg:width="19.798cm" svg:height="11.136cm" svg:x="0.6cm" svg:y="2.257cm" draw:page-number="3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reeMono3" svg:font-family="FreeMono" style:font-adornments="标准" style:font-family-generic="modern" style:font-pitch="fixed"/>
    <style:font-face style:name="Noto Mono1" svg:font-family="'Noto Mono'" style:font-family-generic="modern" style:font-pitch="fixed"/>
    <style:font-face style:name="Noto Mono5" svg:font-family="'Noto Mono'" style:font-adornments="标准" style:font-family-generic="modern" style:font-pitch="fixed"/>
    <style:font-face style:name="FreeMono2" svg:font-family="FreeMono" style:font-adornments="标准" style:font-family-generic="modern" style:font-pitch="variable"/>
    <style:font-face style:name="Liberation Sans1" svg:font-family="'Liberation Sans'" style:font-family-generic="modern" style:font-pitch="variable"/>
    <style:font-face style:name="Noto Mono" svg:font-family="'Noto Mono'" style:font-family-generic="modern" style:font-pitch="variable"/>
    <style:font-face style:name="Noto Mono4" svg:font-family="'Noto Mono'" style:font-adornments="标准" style:font-family-generic="modern" style:font-pitch="variable"/>
    <style:font-face style:name="微软雅黑" svg:font-family="微软雅黑" style:font-family-generic="modern" style:font-pitch="variable"/>
    <style:font-face style:name="FreeMono" svg:font-family="FreeMono" style:font-family-generic="roman" style:font-pitch="variable"/>
    <style:font-face style:name="FreeMono1" svg:font-family="FreeMono" style:font-adornments="标准"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2" svg:font-family="'Noto Mono'" style:font-family-generic="roman" style:font-pitch="variable"/>
    <style:font-face style:name="Noto Mono3" svg:font-family="'Noto Mono'" style:font-adornments="标准" style:font-family-generic="roman" style:font-pitch="variable"/>
    <style:font-face style:name="Noto Sans" svg:font-family="'Noto Sans'" style:font-family-generic="roman" style:font-pitch="variable"/>
    <style:font-face style:name="微软雅黑2" svg:font-family="微软雅黑" style:font-family-generic="roman" style:font-pitch="variable"/>
    <style:font-face style:name="Noto Sans CJK SC Regular1" svg:font-family="'Noto Sans CJK SC Regular'" style:font-family-generic="swiss" style:font-pitch="variable"/>
    <style:font-face style:name="微软雅黑1" svg:font-family="微软雅黑" style:font-family-generic="swiss" style:font-pitch="variable"/>
    <style:font-face style:name="微软雅黑 Light" svg:font-family="'微软雅黑 Light'" style:font-family-generic="swiss" style:font-pitch="variable"/>
    <style:font-face style:name="微软雅黑 Light3" svg:font-family="'微软雅黑 Light'" style:font-adornments="标准" style:font-family-generic="swiss" style:font-pitch="variable"/>
    <style:font-face style:name="Arial" svg:font-family="Arial" style:font-family-generic="system" style:font-pitch="variable"/>
    <style:font-face style:name="Noto Sans CJK SC Regular" svg:font-family="'Noto Sans CJK SC Regular'" style:font-family-generic="system" style:font-pitch="variable"/>
    <style:font-face style:name="Noto Sans CJK SC Regular2" svg:font-family="'Noto Sans CJK SC Regular'" style:font-adornments="标准" style:font-family-generic="system" style:font-pitch="variable"/>
    <style:font-face style:name="微软雅黑3" svg:font-family="微软雅黑" style:font-family-generic="system" style:font-pitch="variable"/>
    <style:font-face style:name="微软雅黑 Light2" svg:font-family="'微软雅黑 Light'" style:font-family-generic="system" style:font-pitch="variable"/>
    <style:font-face style:name="微软雅黑 Light1" svg:font-family="'微软雅黑 Light'" style:font-adornments="标准"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background" xlink:href="Pictures/1000000000000780000004382BC7A2FE2190471C.jpg" xlink:type="simple" xlink:show="embed" xlink:actuate="onLoad"/>
    <draw:marker draw:name="Arrow" svg:viewBox="0 0 20 30" svg:d="M10 0l-10 30h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draw:stroke-dash="Dashed_20__28_var_29__20_10"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Mono5" fo:font-family="'Noto Mono'" style:font-style-name="标准" style:font-family-generic="modern" style:font-pitch="fixed" fo:font-size="18pt" fo:font-style="normal" fo:text-shadow="none" style:text-underline-style="none" fo:font-weight="normal" style:letter-kerning="true" style:font-name-asian="微软雅黑 Light3" style:font-family-asian="'微软雅黑 Light'" style:font-style-name-asian="标准" style:font-family-generic-asian="swiss" style:font-pitch-asian="variable" style:font-size-asian="18pt" style:font-style-asian="normal" style:font-weight-asian="250"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微软雅黑 Light" fo:font-family="'微软雅黑 Light'" style:font-family-generic="swiss" style:font-pitch="variable" fo:font-size="32pt" fo:font-style="normal" fo:text-shadow="none" style:text-underline-style="none" fo:font-weight="normal" style:letter-kerning="true" fo:background-color="transparent" style:font-name-asian="微软雅黑 Light" style:font-family-asian="'微软雅黑 Light'" style:font-family-generic-asian="swiss"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4cm" fo:margin-bottom="0cm" fo:text-indent="0cm"/>
      <style:text-properties style:font-name="微软雅黑 Light" fo:font-family="'微软雅黑 Light'" style:font-family-generic="swiss" style:font-pitch="variable" fo:font-size="28pt" style:font-name-asian="微软雅黑 Light" style:font-family-asian="'微软雅黑 Light'" style:font-family-generic-asian="swiss" style:font-pitch-asian="variable" style:font-size-asian="28pt" style:font-size-complex="28pt"/>
    </style:style>
    <style:style style:name="默认-outline3" style:family="presentation" style:parent-style-name="默认-outline2">
      <style:paragraph-properties fo:margin-left="0cm" fo:margin-right="0cm" fo:margin-top="0.3cm" fo:margin-bottom="0cm" fo:text-indent="0cm"/>
      <style:text-properties style:font-name="微软雅黑 Light" fo:font-family="'微软雅黑 Light'" style:font-family-generic="swiss" style:font-pitch="variable" fo:font-size="24pt" style:font-name-asian="微软雅黑 Light" style:font-family-asian="'微软雅黑 Light'" style:font-family-generic-asian="swiss" style:font-pitch-asian="variable" style:font-size-asian="24pt" style:font-size-complex="24pt"/>
    </style:style>
    <style:style style:name="默认-outline4" style:family="presentation" style:parent-style-name="默认-outline3">
      <style:paragraph-properties fo:margin-left="0cm" fo:margin-right="0cm" fo:margin-top="0.2cm" fo:margin-bottom="0cm" fo:text-indent="0cm"/>
      <style:text-properties style:font-name="微软雅黑 Light" fo:font-family="'微软雅黑 Light'" style:font-family-generic="swiss" style:font-pitch="variable" fo:font-size="20pt" style:font-name-asian="微软雅黑 Light" style:font-family-asian="'微软雅黑 Light'" style:font-family-generic-asian="swiss" style:font-pitch-asian="variable" style:font-size-asian="20pt" style:font-size-complex="20pt"/>
    </style:style>
    <style:style style:name="默认-outline5" style:family="presentation" style:parent-style-name="默认-outline4">
      <style:paragraph-properties fo:margin-left="0cm" fo:margin-right="0cm" fo:margin-top="0.1cm" fo:margin-bottom="0cm" fo:text-indent="0cm"/>
      <style:text-properties style:font-name="微软雅黑 Light" fo:font-family="'微软雅黑 Light'" style:font-family-generic="swiss" style:font-pitch="variable" fo:font-size="20pt" style:font-name-asian="微软雅黑 Light" style:font-family-asian="'微软雅黑 Light'" style:font-family-generic-asian="swiss" style:font-pitch-asian="variable" style:font-size-asian="20pt" style:font-size-complex="20pt"/>
    </style:style>
    <style:style style:name="默认-outline6" style:family="presentation" style:parent-style-name="默认-outline5">
      <style:paragraph-properties fo:margin-left="0cm" fo:margin-right="0cm" fo:margin-top="0.1cm" fo:margin-bottom="0cm" fo:text-indent="0cm"/>
      <style:text-properties style:font-name="微软雅黑 Light" fo:font-family="'微软雅黑 Light'" style:font-family-generic="swiss" style:font-pitch="variable" fo:font-size="20pt" style:font-name-asian="微软雅黑 Light" style:font-family-asian="'微软雅黑 Light'" style:font-family-generic-asian="swiss" style:font-pitch-asian="variable" style:font-size-asian="20pt" style:font-size-complex="20pt"/>
    </style:style>
    <style:style style:name="默认-outline7" style:family="presentation" style:parent-style-name="默认-outline6">
      <style:paragraph-properties fo:margin-left="0cm" fo:margin-right="0cm" fo:margin-top="0.1cm" fo:margin-bottom="0cm" fo:text-indent="0cm"/>
      <style:text-properties style:font-name="微软雅黑 Light" fo:font-family="'微软雅黑 Light'" style:font-family-generic="swiss" style:font-pitch="variable" fo:font-size="20pt" style:font-name-asian="微软雅黑 Light" style:font-family-asian="'微软雅黑 Light'" style:font-family-generic-asian="swiss" style:font-pitch-asian="variable" style:font-size-asian="20pt" style:font-size-complex="20pt"/>
    </style:style>
    <style:style style:name="默认-outline8" style:family="presentation" style:parent-style-name="默认-outline7">
      <style:paragraph-properties fo:margin-left="0cm" fo:margin-right="0cm" fo:margin-top="0.1cm" fo:margin-bottom="0cm" fo:text-indent="0cm"/>
      <style:text-properties fo:font-size="20pt" style:font-size-asian="20pt" style:font-size-complex="20pt"/>
    </style:style>
    <style:style style:name="默认-outline9" style:family="presentation" style:parent-style-name="默认-outline8">
      <style:paragraph-properties fo:margin-left="0cm" fo:margin-right="0cm" fo:margin-top="0.1cm" fo:margin-bottom="0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微软雅黑 Light" fo:font-family="'微软雅黑 Light'" style:font-family-generic="swiss" style:font-pitch="variable" fo:font-size="40pt" fo:font-style="normal" fo:text-shadow="none" style:text-underline-style="none" fo:font-weight="normal" style:letter-kerning="true" fo:background-color="transparent" style:font-name-asian="微软雅黑 Light" style:font-family-asian="'微软雅黑 Light'" style:font-family-generic-asian="swiss"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默认-title">
      <style:graphic-properties draw:auto-grow-height="false" fo:min-height="2.63cm"/>
      <style:paragraph-properties style:writing-mode="lr-tb"/>
    </style:style>
    <style:style style:name="Mpr2" style:family="presentation" style:parent-style-name="默认-outline1">
      <style:graphic-properties fo:min-height="9.135cm"/>
      <style:paragraph-properties style:writing-mode="lr-tb"/>
    </style:style>
    <style:style style:name="Mpr3" style:family="presentation" style:parent-style-name="默认-backgroundobjects">
      <style:graphic-properties draw:stroke="none" draw:fill="none" draw:fill-color="#ffffff" draw:auto-grow-height="false" fo:min-height="1.086cm"/>
      <style:paragraph-properties style:writing-mode="lr-tb"/>
    </style:style>
    <style:style style:name="Mpr4" style:family="presentation" style:parent-style-name="默认-backgroundobjects">
      <style:graphic-properties draw:stroke="none" draw:fill="none" draw:fill-color="#ffffff" draw:auto-grow-height="false" fo:min-height="1.485cm"/>
      <style:paragraph-properties style:writing-mode="lr-tb"/>
    </style:style>
    <style:style style:name="Mpr5" style:family="presentation" style:parent-style-name="默认-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默认" style:page-layout-name="PM1" draw:style-name="Mdp1">
      <office:forms form:automatic-focus="false" form:apply-design-mode="false"/>
      <draw:frame presentation:style-name="Mpr1" draw:layer="backgroundobjects" svg:width="25.199cm" svg:height="2.5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text:span text:style-name="MT2">单击鼠标编辑大纲文字格式</text:span></text:p>
              <text:list>
                <text:list-item>
                  <text:p><text:span text:style-name="MT3">第二个大纲级</text:span></text:p>
                  <text:list>
                    <text:list-item>
                      <text:p><text:span text:style-name="MT4">第三大纲级别</text:span></text:p>
                      <text:list>
                        <text:list-item>
                          <text:p><text:span text:style-name="MT5">第四大纲级别</text:span></text:p>
                          <text:list>
                            <text:list-item>
                              <text:p><text:span text:style-name="MT5">第五大纲级别</text:span></text:p>
                              <text:list>
                                <text:list-item>
                                  <text:p><text:span text:style-name="MT5">第六大纲级别</text:span></text:p>
                                  <text:list>
                                    <text:list-item>
                                      <text:p><text:span text:style-name="MT5">第七大纲级别</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18</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2-21T16:41:56.288919712</meta:creation-date>
    <dc:date>2020-02-17T23:02:08.730000000</dc:date>
    <meta:editing-duration>PT2H35M</meta:editing-duration>
    <meta:editing-cycles>78</meta:editing-cycles>
    <meta:generator>LibreOffice/6.3.4.2$Windows_X86_64 LibreOffice_project/60da17e045e08f1793c57c00ba83cdfce946d0aa</meta:generator>
    <meta:document-statistic meta:object-count="152"/>
  </office:meta>
</office:document-meta>
</file>